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Standard" style:list-style-name="L6">
      <style:paragraph-properties fo:text-align="justify" style:justify-single-word="false"/>
      <style:text-properties officeooo:paragraph-rsid="0011af55"/>
    </style:style>
    <style:style style:name="P3" style:family="paragraph" style:parent-style-name="Standard" style:list-style-name="L7">
      <style:paragraph-properties fo:text-align="justify" style:justify-single-word="false"/>
      <style:text-properties officeooo:paragraph-rsid="0011af55"/>
    </style:style>
    <style:style style:name="P4" style:family="paragraph" style:parent-style-name="Standard" style:list-style-name="L8">
      <style:paragraph-properties fo:text-align="justify" style:justify-single-word="false"/>
      <style:text-properties officeooo:paragraph-rsid="0011af55"/>
    </style:style>
    <style:style style:name="P5" style:family="paragraph" style:parent-style-name="Standard" style:list-style-name="L9">
      <style:paragraph-properties fo:text-align="justify" style:justify-single-word="false"/>
      <style:text-properties officeooo:paragraph-rsid="0011af55"/>
    </style:style>
    <style:style style:name="P6" style:family="paragraph" style:parent-style-name="Standard">
      <style:paragraph-properties fo:text-align="justify" style:justify-single-word="false"/>
      <style:text-properties officeooo:paragraph-rsid="0011af55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Khmer OS" fo:font-size="11pt" fo:font-weight="bold" officeooo:paragraph-rsid="0011af55" style:font-size-asian="11pt" style:font-weight-asian="bold" style:font-size-complex="11pt" style:font-weight-complex="bold"/>
    </style:style>
    <style:style style:name="P8" style:family="paragraph" style:parent-style-name="Standard" style:list-style-name="L6">
      <style:paragraph-properties fo:text-align="justify" style:justify-single-word="false"/>
      <style:text-properties style:font-name="Khmer OS" fo:font-size="11pt" fo:font-weight="bold" officeooo:paragraph-rsid="0011af55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Khmer OS" fo:font-size="11pt" fo:font-weight="bold" officeooo:paragraph-rsid="0011af55" style:font-size-asian="11pt" style:font-weight-asian="bold" style:font-size-complex="11pt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Khmer OS" fo:font-size="11pt" officeooo:paragraph-rsid="0011af55" style:font-size-asian="11pt" style:font-size-complex="11pt"/>
    </style:style>
    <style:style style:name="P11" style:family="paragraph" style:parent-style-name="Standard" style:list-style-name="L6">
      <style:paragraph-properties fo:text-align="justify" style:justify-single-word="false"/>
      <style:text-properties style:font-name="Khmer OS" fo:font-size="11pt" officeooo:paragraph-rsid="0011af55" style:font-size-asian="11pt" style:font-size-complex="11pt"/>
    </style:style>
    <style:style style:name="P12" style:family="paragraph" style:parent-style-name="Standard" style:list-style-name="L7">
      <style:paragraph-properties fo:text-align="justify" style:justify-single-word="false"/>
      <style:text-properties style:font-name="Khmer OS" fo:font-size="11pt" officeooo:paragraph-rsid="0011af55" style:font-size-asian="11pt" style:font-size-complex="11pt"/>
    </style:style>
    <style:style style:name="P13" style:family="paragraph" style:parent-style-name="Standard" style:list-style-name="L8">
      <style:paragraph-properties fo:text-align="justify" style:justify-single-word="false"/>
      <style:text-properties style:font-name="Khmer OS" fo:font-size="11pt" officeooo:paragraph-rsid="0011af55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Khmer OS" fo:font-size="11pt" officeooo:paragraph-rsid="0011af55" style:font-size-asian="11pt" style:font-size-complex="11pt"/>
    </style:style>
    <style:style style:name="P15" style:family="paragraph" style:parent-style-name="Standard" style:list-style-name="L9">
      <style:paragraph-properties fo:text-align="justify" style:justify-single-word="false"/>
      <style:text-properties fo:color="#3465a4" loext:opacity="100%" style:font-name="Khmer OS" fo:font-size="11pt" officeooo:paragraph-rsid="0011af55" style:font-size-asian="11pt" style:font-size-complex="11pt"/>
    </style:style>
    <style:style style:name="P1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color="#3465a4" loext:opacity="100%" style:font-name="Khmer OS" fo:font-size="11pt" style:font-size-asian="11pt" style:font-size-complex="11pt"/>
    </style:style>
    <style:style style:name="T2" style:family="text">
      <style:text-properties style:font-name="Khmer OS"/>
    </style:style>
    <style:style style:name="T3" style:family="text">
      <style:text-properties style:font-name="Khmer OS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Khmer OS" fo:font-size="11pt" fo:language="es" fo:country="ES" style:font-size-asian="11pt" style:font-size-complex="11pt"/>
    </style:style>
    <style:style style:name="T5" style:family="text">
      <style:text-properties style:font-name="Khmer OS" fo:font-size="11pt" style:font-size-asian="11pt" style:font-size-complex="11pt"/>
    </style:style>
    <style:style style:name="T6" style:family="text">
      <style:text-properties style:font-name="Khmer OS"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3LVL1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4LVL1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3465a4" svg:stroke-opacity="100%" draw:fill="none" draw:textarea-horizontal-align="left" draw:textarea-vertical-align="middle" draw:auto-grow-height="false" draw:auto-grow-width="false" fo:min-height="1.73cm" fo:min-width="0.238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3">Gestión de inventario: <text:s/></text:span></text:span><text:span text:style-name="Fuente_20_de_20_párrafo_20_predeter."><text:span text:style-name="T4">consiste en el seguimiento exhaustivo de los bienes que almacena una organización, ya sea privada o pública.</text:span></text:span></text:p>
      <text:p text:style-name="P6"><text:span text:style-name="Fuente_20_de_20_párrafo_20_predeter."><text:span text:style-name="T4">A continuación se detalla como lleva esa gestión el Ministerio, según el sistema de Gestión de Inventario</text:span></text:span></text:p>
      <text:p text:style-name="P9"/>
      <text:p text:style-name="P9">LO QUE HACE EL SISTEMA HOY (Junio 2022)</text:p>
      <text:p text:style-name="P9"/>
      <text:list xml:id="list3647624804" text:style-name="L2">
        <text:list-item>
          <text:p text:style-name="P7">Alta de proveedor</text:p>
        </text:list-item>
        <text:list-item>
          <text:p text:style-name="P7">Alta de Factura de compra:</text:p>
          <text:list>
            <text:list-item>
              <text:list>
                <text:list-item>
                  <text:p text:style-name="P10">Nro de resolución, nro expediente (datos no requeridos)</text:p>
                </text:list-item>
                <text:list-item>
                  <text:p text:style-name="P10">Tipo de adquisición: Préstamo / Préstamo indefinido</text:p>
                </text:list-item>
              </text:list>
            </text:list-item>
          </text:list>
        </text:list-item>
      </text:list>
      <text:p text:style-name="P14">Heredado</text:p>
      <text:p text:style-name="P14"><text:s text:c="51"/>Licitación → datos de la licitación</text:p>
      <text:p text:style-name="P14"><text:s text:c="51"/>Gestión directa</text:p>
      <text:p text:style-name="P14"><text:s text:c="51"/>Donación</text:p>
      <text:p text:style-name="P14"><text:s text:c="51"/>Gasto de funcionamiento</text:p>
      <text:list xml:id="list4205065980" text:style-name="L6">
        <text:list-item>
          <text:p text:style-name="P8">Alta del BIEN:</text:p>
          <text:list>
            <text:list-item>
              <text:list>
                <text:list-item>
                  <text:p text:style-name="P11">Fecha alta</text:p>
                </text:list-item>
                <text:list-item>
                  <text:p text:style-name="P11">descripción</text:p>
                </text:list-item>
                <text:list-item>
                  <text:p text:style-name="P11">responsable</text:p>
                </text:list-item>
                <text:list-item>
                  <text:p text:style-name="P11">Estado → mal estado / nuevo / etc (tabulado??)</text:p>
                </text:list-item>
                <text:list-item>
                  <text:p text:style-name="P11">Ubicación → refiere al edificio en el que se va a encontrar el BIEN</text:p>
                </text:list-item>
                <text:list-item>
                  <text:p text:style-name="P2"><draw:custom-shape text:anchor-type="paragraph" draw:z-index="2" draw:name="Shape2" draw:style-name="gr1" draw:text-style-name="P16" svg:width="0.66cm" svg:height="1.826cm" svg:x="7.601cm" svg:y="0.78cm"><text:p/><draw:enhanced-geometry svg:viewBox="0 0 21600 21600" draw:text-areas="?f35 ?f30 ?f40 ?f31" draw:glue-points="?f35 ?f36 ?f35 ?f37 ?f38 ?f39" draw:type="non-primitive" draw:modifiers="1800 10800" draw:enhanced-path="M ?f8 ?f8 C ?f10 ?f8 ?f11 ?f15 ?f11 ?f13 L ?f11 ?f25 C ?f11 ?f26 ?f12 ?f14 ?f9 ?f14 ?f12 ?f14 ?f11 ?f27 ?f11 ?f28 L ?f11 ?f16 C ?f11 ?f29 ?f10 ?f9 ?f8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0800"/><draw:equation draw:name="f12" draw:formula="16200"/><draw:equation draw:name="f13" draw:formula="$0"/><draw:equation draw:name="f14" draw:formula="$1"/><draw:equation draw:name="f15" draw:formula="?f13 / 2"/><draw:equation draw:name="f16" draw:formula="21600 - ?f13"/><draw:equation draw:name="f17" draw:formula="?f13 * 10000"/><draw:equation draw:name="f18" draw:formula="10800 * ?f6"/><draw:equation draw:name="f19" draw:formula="0 * ?f6"/><draw:equation draw:name="f20" draw:formula="7800 * ?f6"/><draw:equation draw:name="f21" draw:formula="0 * ?f7"/><draw:equation draw:name="f22" draw:formula="21600 * ?f7"/><draw:equation draw:name="f23" draw:formula="21600 * ?f6"/><draw:equation draw:name="f24" draw:formula="10800 * ?f7"/><draw:equation draw:name="f25" draw:formula="?f14 - ?f13"/><draw:equation draw:name="f26" draw:formula="?f14 - ?f15"/><draw:equation draw:name="f27" draw:formula="?f14 + ?f15"/><draw:equation draw:name="f28" draw:formula="?f14 + ?f13"/><draw:equation draw:name="f29" draw:formula="21600 - ?f15"/><draw:equation draw:name="f30" draw:formula="?f17 / 31953"/><draw:equation draw:name="f31" draw:formula="21600 - ?f30"/><draw:equation draw:name="f32" draw:formula="$0 / ?f7"/><draw:equation draw:name="f33" draw:formula="$1 / ?f7"/><draw:equation draw:name="f34" draw:formula="?f18 / ?f6"/><draw:equation draw:name="f35" draw:formula="?f19 / ?f6"/><draw:equation draw:name="f36" draw:formula="?f21 / ?f7"/><draw:equation draw:name="f37" draw:formula="?f22 / ?f7"/><draw:equation draw:name="f38" draw:formula="?f23 / ?f6"/><draw:equation draw:name="f39" draw:formula="?f24 / ?f7"/><draw:equation draw:name="f40" draw:formula="?f20 / ?f6"/><draw:handle draw:handle-position="?f34 $0" draw:handle-range-y-minimum="0" draw:handle-range-y-maximum="5400"/><draw:handle draw:handle-position="21600 $1" draw:handle-range-y-minimum="0" draw:handle-range-y-maximum="21600"/></draw:enhanced-geometry></draw:custom-shape><text:span text:style-name="Fuente_20_de_20_párrafo_20_predeter."><text:span text:style-name="T5">Proveedor → selecciona de proveedores dados de alta</text:span></text:span></text:p>
                </text:list-item>
                <text:list-item>
                  <text:p text:style-name="P2"><draw:frame draw:style-name="fr1" draw:name="Shape1" text:anchor-type="paragraph" svg:x="8.394cm" svg:y="0.48cm" svg:width="5.689cm" style:rel-width="scale" svg:height="1.111cm" style:rel-height="scale" draw:z-index="1"><draw:text-box><text:p text:style-name="Normal"><text:span text:style-name="Fuente_20_de_20_párrafo_20_predeter."><text:span text:style-name="T2">tabulados</text:span></text:span></text:p></draw:text-box></draw:frame><text:span text:style-name="Fuente_20_de_20_párrafo_20_predeter."><text:span text:style-name="T5">Tipo → referencia al rubro</text:span></text:span></text:p>
                </text:list-item>
                <text:list-item>
                  <text:p text:style-name="P11">Rama → detalle del bien</text:p>
                </text:list-item>
                <text:list-item>
                  <text:p text:style-name="P11">Si es consumible</text:p>
                </text:list-item>
                <text:list-item>
                  <text:p text:style-name="P11">Fecha de baja</text:p>
                </text:list-item>
              </text:list>
            </text:list-item>
          </text:list>
        </text:list-item>
      </text:list>
      <text:p text:style-name="P14"/>
      <text:list xml:id="list203737415866259" text:continue-numbering="true" text:style-name="L6">
        <text:list-item>
          <text:p text:style-name="P8">Asignación del bien</text:p>
          <text:list>
            <text:list-item>
              <text:list>
                <text:list-item>
                  <text:p text:style-name="P11">cuando se pasa a la persona que lo va a usar o cuando hay algún cambio de quien lo tiene desde sistema editan el dato del responsable y la ubicación (CORROBORAR)</text:p>
                </text:list-item>
              </text:list>
            </text:list-item>
          </text:list>
        </text:list-item>
        <text:list-item>
          <text:p text:style-name="P8">Baja del bien</text:p>
          <text:list>
            <text:list-item>
              <text:list>
                <text:list-item>
                  <text:p text:style-name="P11">Desde el sistema se da la baja lógica: se actualiza la fecha de baja y el estado a “baja”</text:p>
                </text:list-item>
              </text:list>
            </text:list-item>
          </text:list>
        </text:list-item>
      </text:list>
      <text:p text:style-name="P14"/>
      <text:p text:style-name="P14">Observaciónes:</text:p>
      <text:p text:style-name="P14">- al momento del alta de bien:</text:p>
      <text:list xml:id="list740992367" text:style-name="L7">
        <text:list-item>
          <text:p text:style-name="P3"><text:span text:style-name="Fuente_20_de_20_párrafo_20_predeter."><text:span text:style-name="T5"><text:s/>se carga el responsable (a veces es quien lo va a usar, otras un responsable de àrea)</text:span></text:span></text:p>
        </text:list-item>
        <text:list-item>
          <text:p text:style-name="P3"><draw:frame draw:style-name="fr1" draw:name="Shape3" text:anchor-type="paragraph" svg:x="9.333cm" svg:y="0.039cm" svg:width="7.396cm" style:rel-width="scale" svg:height="1.122cm" style:rel-height="scale" draw:z-index="0"><draw:text-box><text:p text:style-name="P1"><text:span text:style-name="Fuente_20_de_20_párrafo_20_predeter."><text:span text:style-name="T6">TIPO DE BIEN + RAMA + ID BIEN</text:span></text:span></text:p></draw:text-box></draw:frame><text:span text:style-name="Fuente_20_de_20_párrafo_20_predeter."><text:span text:style-name="T5">el sistema genera un código de identificación:</text:span></text:span></text:p>
        </text:list-item>
        <text:list-item>
          <text:p text:style-name="P12">Reportes que se imprimen:</text:p>
        </text:list-item>
      </text:list>
      <text:list xml:id="list617356390" text:style-name="L8">
        <text:list-item>
          <text:p text:style-name="P4"><text:span text:style-name="Fuente_20_de_20_párrafo_20_predeter."><text:span text:style-name="T5">al dar alta imprime un reporte por duplicado que incluye datos bàsicos del bien y en el que firman los responsables. Una copia se anexa al expediente de compra y otra guarda informática (si es bien tecnológico)</text:span></text:span></text:p>
        </text:list-item>
        <text:list-item>
          <text:p text:style-name="P13">Cuando se realiza un préstamo de un bien tecnológico se imprime un reporte que firma quien recibe el bien → se registra en sistema??. Cuando lo devuelven anotan en ese reporte la fecha en que fue devuelto.</text:p>
        </text:list-item>
      </text:list>
      <text:p text:style-name="P14"><text:soft-page-break/>- Para el caso de los bienes consumibles lo que se está solicitando es un control de stock (aún no desarrollado)</text:p>
      <text:p text:style-name="P14"/>
      <text:p text:style-name="P6"><text:span text:style-name="Fuente_20_de_20_párrafo_20_predeter."><text:span text:style-name="T1">Conseguir:</text:span></text:span></text:p>
      <text:list xml:id="list1872958636" text:style-name="L9">
        <text:list-item>
          <text:p text:style-name="P15">copia expediente inicio de compra (que incluya la factura de compra, los datos de quien inicia la compra, nro resolución, etc)</text:p>
        </text:list-item>
        <text:list-item>
          <text:p text:style-name="P5"><text:span text:style-name="Fuente_20_de_20_párrafo_20_predeter."><text:span text:style-name="T1">copia de los reportes que se imprimen del sistema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20:36:46.383000000</meta:creation-date>
    <dc:date>2022-06-26T20:37:36.807000000</dc:date>
    <meta:editing-duration>PT50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388" meta:character-count="2265" meta:non-whitespace-character-count="1737"/>
  </office:meta>
</office:document-meta>
</file>